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ad213" officeooo:paragraph-rsid="000ad213"/>
    </style:style>
    <style:style style:name="P5" style:family="paragraph" style:parent-style-name="Table_20_Contents">
      <style:text-properties officeooo:rsid="000c4c67" officeooo:paragraph-rsid="000c4c67"/>
    </style:style>
    <style:style style:name="P6" style:family="paragraph" style:parent-style-name="Table_20_Contents">
      <style:text-properties officeooo:rsid="000d8292" officeooo:paragraph-rsid="000d829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ad213" officeooo:paragraph-rsid="00093f40"/>
    </style:style>
    <style:style style:name="P10" style:family="paragraph" style:parent-style-name="Azione_20_sistema">
      <style:text-properties officeooo:rsid="000ad213" officeooo:paragraph-rsid="000ad213"/>
    </style:style>
    <style:style style:name="P11" style:family="paragraph" style:parent-style-name="Azione_20_sistema">
      <style:text-properties officeooo:rsid="000d8292" officeooo:paragraph-rsid="000ad213"/>
    </style:style>
    <style:style style:name="P12" style:family="paragraph" style:parent-style-name="Azione_20_attore">
      <style:text-properties officeooo:paragraph-rsid="00093f40"/>
    </style:style>
    <style:style style:name="P13" style:family="paragraph" style:parent-style-name="Azione_20_attore">
      <style:text-properties officeooo:rsid="000ad213" officeooo:paragraph-rsid="000ad213"/>
    </style:style>
    <style:style style:name="P14" style:family="paragraph" style:parent-style-name="Azione_20_attore">
      <style:text-properties officeooo:rsid="000d8292" officeooo:paragraph-rsid="000ad213"/>
    </style:style>
    <style:style style:name="P15" style:family="paragraph" style:parent-style-name="Standard" style:list-style-name="L1">
      <style:text-properties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fo:font-weight="normal" officeooo:rsid="001004f8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1004f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viene riconosciuto come psico-pedagogo </text:span></text:p>
            <text:p text:style-name="P2"><text:span text:style-name="T2">Or </text:span><text:span text:style-name="T4">viene riconosciuto come 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515375" text:style-name="Numerazione_20_UC">
              <text:list-item text:start-value="1">
                <text:p text:style-name="P12"><text:span text:style-name="T1">L' utente accede </text:span><text:span text:style-name="T6">alla sezione eventi </text:span><text:span text:style-name="T8">(include </text:span><text:span text:style-name="T3">Visualizza Eventi</text:span><text:span text:style-name="T8">)</text:span></text:p>
                <text:p text:style-name="P9"/>
              </text:list-item>
              <text:list-item>
                <text:p text:style-name="P10">Il sistema mostra una finestra con un calendario</text:p>
                <text:p text:style-name="P13"/>
              </text:list-item>
              <text:list-item>
                <text:p text:style-name="P13">L<text:span text:style-name="T7">'</text:span>utente seleziona <text:span text:style-name="T7">un evento dal calendario</text:span></text:p>
                <text:p text:style-name="P11"/>
              </text:list-item>
              <text:list-item>
                <text:p text:style-name="P10">Il sistema mostra un form <text:span text:style-name="T7">con i dati dell'evento</text:span></text:p>
                <text:p text:style-name="P14"/>
              </text:list-item>
              <text:list-item>
                <text:p text:style-name="P13">L'utente <text:span text:style-name="T7">modifica i campi dell'evento</text:span></text:p>
                <text:p text:style-name="P11"/>
              </text:list-item>
              <text:list-item>
                <text:p text:style-name="P13"><text:s/>L'utente sottomette l'evento</text:p>
                <text:p text:style-name="P10"/>
              </text:list-item>
              <text:list-item>
                <text:p text:style-name="P10">Il sistema notifica l'avvenu<text:span text:style-name="T7">ata modific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inserisce con successo un nuovo ev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527530" text:style-name="L1">
              <text:list-item>
                <text:p text:style-name="P15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0D</meta:editing-duration>
    <meta:editing-cycles>6</meta:editing-cycles>
    <meta:generator>LibreOffice/3.6$Windows_x86 LibreOffice_project/da8c1e6-fd468f4-454e206-f42a4a9-143cfd</meta:generator>
    <dc:date>2012-10-18T12:41:23.21</dc:date>
    <meta:document-statistic meta:table-count="1" meta:image-count="0" meta:object-count="0" meta:page-count="1" meta:paragraph-count="23" meta:word-count="129" meta:character-count="839" meta:non-whitespace-character-count="739"/>
  </office:meta>
</office:document-meta>
</file>